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3"/>
    <style:style style:name="P7" style:family="paragraph" style:parent-style-name="Preformatted_20_Text" style:list-style-name="L3"/>
    <style:style style:name="P8" style:family="paragraph" style:parent-style-name="Preformatted_20_Text" style:list-style-name="L3">
      <style:paragraph-properties fo:margin-top="0in" fo:margin-bottom="0.1965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Preformatted_20_Text" style:list-style-name="L6"/>
    <style:style style:name="P14" style:family="paragraph" style:parent-style-name="Preformatted_20_Text" style:list-style-name="L6">
      <style:paragraph-properties fo:margin-top="0in" fo:margin-bottom="0.1965in" style:contextual-spacing="false"/>
    </style:style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Preformatted_20_Text" style:list-style-name="L7"/>
    <style:style style:name="P18" style:family="paragraph" style:parent-style-name="Preformatted_20_Text" style:list-style-name="L7">
      <style:paragraph-properties fo:margin-top="0in" fo:margin-bottom="0.1965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pic 5: Floats and Approximation Methods – 4-Hour Lesson Plan</text:h>
      <text:h text:style-name="Heading_20_2" text:outline-level="2">Slide Content Outline</text:h>
      <text:list text:style-name="L1">
        <text:list-item>
          <text:p text:style-name="P1"><text:span text:style-name="Strong_20_Emphasis">Title Slide:</text:span> “Floats &amp; Approximation Methods” – Objectives: Understand floating-point quirks and learn incremental/bisection methods for approximations. </text:p>
        </text:list-item>
        <text:list-item>
          <text:p text:style-name="P1"><text:span text:style-name="Strong_20_Emphasis">Motivation (Floating-Point Basics):</text:span> Floats is the computer’s way to store real numbers in limited bits. M<text:span text:style-name="Strong_20_Emphasis">ost decimal fractions (like 0.1)</text:span> cannot be represented <text:span text:style-name="Emphasis">exactly</text:span> in binary <text:a xlink:type="simple" xlink:href="https://docs.python.org/3/tutorial/floatingpoint.html#:~:text=Representation%20error%20refers%20to%20the,exact%20decimal%20number%20you%20expect" text:style-name="Internet_20_link" text:visited-style-name="Visited_20_Internet_20_Link">docs.python.org</text:a>. (Analogy: storing dollars and cents with only so many coins.) </text:p>
        </text:list-item>
        <text:list-item>
          <text:p text:style-name="P1"><text:span text:style-name="Strong_20_Emphasis">Analogy – Money Rounding:</text:span> Adding $0.10 + $0.20 with only binary cents leads to $0.3000000… instead of $0.30 exactly <text:a xlink:type="simple" xlink:href="https://docs.python.org/3/tutorial/floatingpoint.html#:~:text=Representation%20error%20refers%20to%20the,exact%20decimal%20number%20you%20expect" text:style-name="Internet_20_link" text:visited-style-name="Visited_20_Internet_20_Link">docs.python.org</text:a>. Connect to real-world: financial calculations need careful rounding. </text:p>
        </text:list-item>
        <text:list-item>
          <text:p text:style-name="P1"><text:span text:style-name="Strong_20_Emphasis">Analogy – Measurement Error:</text:span> Use scientific measurements (e.g. repeatedly measuring 1.0 meter). Each measure has tiny error; summing ten times might give 9.999999 instead of 10. Real instruments have finite precision just like computers. </text:p>
        </text:list-item>
        <text:list-item>
          <text:p text:style-name="P1"><text:span text:style-name="Strong_20_Emphasis">Float Representation: F</text:span>loats are stored as (mantissa, exponent) in binary. Finite bits ⇒ limited precision. Cite Python doc: <text:span text:style-name="Emphasis">“some (most) decimal fractions cannot be represented exactly as binary fractions”</text:span><text:a xlink:type="simple" xlink:href="https://docs.python.org/3/tutorial/floatingpoint.html#:~:text=Representation%20error%20refers%20to%20the,exact%20decimal%20number%20you%20expect" text:style-name="Internet_20_link" text:visited-style-name="Visited_20_Internet_20_Link">docs.python.org</text:a>. </text:p>
        </text:list-item>
        <text:list-item>
          <text:p text:style-name="P1"><text:span text:style-name="Strong_20_Emphasis">Demonstration – Binary-friendly vs. non-friendly:</text:span> Code example (or slide sketch): </text:p>
          <text:list>
            <text:list-item>
              <text:p text:style-name="P1">Add 0.125 ten times and check equality to 1.25 (True, since 0.125 = 1/8 is exactly binary) <text:a xlink:type="simple" xlink:href="https://ocw.mit.edu/courses/6-100l-introduction-to-cs-and-programming-using-python-fall-2022/mit6_100l_f22_lec05.pdf#:~:text=SURPRISING%20RESULTS%21%206,10" text:style-name="Internet_20_link" text:visited-style-name="Visited_20_Internet_20_Link">ocw.mit.edu</text:a>. </text:p>
            </text:list-item>
            <text:list-item>
              <text:p text:style-name="P1">Add 0.1 ten times and check equality to 1.0 (False; you get 0.9999999999999…)<text:a xlink:type="simple" xlink:href="https://ocw.mit.edu/courses/6-100l-introduction-to-cs-and-programming-using-python-fall-2022/mit6_100l_f22_lec05.pdf#:~:text=SURPRISING%20RESULTS%21%206,10" text:style-name="Internet_20_link" text:visited-style-name="Visited_20_Internet_20_Link">ocw.mit.edu</text:a>. </text:p>
            </text:list-item>
            <text:list-item>
              <text:p text:style-name="P1"><text:span text:style-name="Strong_20_Emphasis">Quiz:</text:span> “What will <text:span text:style-name="Source_20_Text">print(0.1 + 0.2 == 0.3)</text:span> output in Python? Why?” (Answer: False, due to representation error <text:a xlink:type="simple" xlink:href="https://docs.python.org/3/tutorial/floatingpoint.html#:~:text=Representation%20error%20refers%20to%20the,exact%20decimal%20number%20you%20expect" text:style-name="Internet_20_link" text:visited-style-name="Visited_20_Internet_20_Link">docs.python.org</text:a>.) </text:p>
            </text:list-item>
          </text:list>
        </text:list-item>
        <text:list-item>
          <text:p text:style-name="P2"><text:span text:style-name="Strong_20_Emphasis">Float Pitfalls:</text:span> Key takeaway bullets: “Floating-point numbers introduce tiny errors; multiple operations magnify them <text:a xlink:type="simple" xlink:href="https://ocw.mit.edu/courses/6-100l-introduction-to-cs-and-programming-using-python-fall-2022/mit6_100l_f22_lec05.pdf#:~:text=SUMMARY%20%20Floating%20point%20numbers,floats%20in%20the%20stopping%20condition" text:style-name="Internet_20_link" text:visited-style-name="Visited_20_Internet_20_Link">ocw.mit.edu</text:a>. Thus <text:span text:style-name="Strong_20_Emphasis">never use </text:span><text:span text:style-name="Strong_20_Emphasis"><text:span text:style-name="Source_20_Text">==</text:span></text:span><text:span text:style-name="Strong_20_Emphasis"> to compare floats</text:span> – instead check if they’re within a small tolerance <text:a xlink:type="simple" xlink:href="https://ocw.mit.edu/courses/6-100l-introduction-to-cs-and-programming-using-python-fall-2022/mit6_100l_f22_lec05.pdf#:~:text=SUMMARY%20%20Floating%20point%20numbers,floats%20in%20the%20stopping%20condition" text:style-name="Internet_20_link" text:visited-style-name="Visited_20_Internet_20_Link">ocw.mit.edu</text:a><text:a xlink:type="simple" xlink:href="https://docs.python.org/3/tutorial/floatingpoint.html#:~:text=As%20that%20says%20near%20the,suffer%20a%20new%20rounding%20error" text:style-name="Internet_20_link" text:visited-style-name="Visited_20_Internet_20_Link">docs.python.org</text:a>.” (Show <text:span text:style-name="Source_20_Text">abs(a-b) &lt; 1e-9</text:span> approach.) </text:p>
        </text:list-item>
      </text:list>
      <text:p text:style-name="Text_20_body"><text:span text:style-name="Strong_20_Emphasis">Hands-on demonstration</text:span> that shows <text:span text:style-name="Strong_20_Emphasis">why you should not compare floating-point numbers using </text:span><text:span text:style-name="Strong_20_Emphasis"><text:span text:style-name="Source_20_Text">==</text:span></text:span>, and instead <text:span text:style-name="Strong_20_Emphasis">use the </text:span><text:span text:style-name="Strong_20_Emphasis"><text:span text:style-name="Source_20_Text">abs(a - b) &lt; 1e-9</text:span></text:span><text:span text:style-name="Strong_20_Emphasis"> approach</text:span>.</text:p>
      <text:p text:style-name="Horizontal_20_Line"/>
      <text:h text:style-name="Heading_20_3" text:outline-level="3">Objective:</text:h>
      <text:list text:style-name="L2">
        <text:list-item>
          <text:p text:style-name="P3">Show a floating-point comparison that fails with <text:span text:style-name="Source_20_Text">==</text:span>. </text:p>
        </text:list-item>
        <text:list-item>
          <text:p text:style-name="P4">Show how to fix it using a <text:span text:style-name="Strong_20_Emphasis">tolerance</text:span> with <text:span text:style-name="Source_20_Text">abs(a - b) &lt; 1e-9</text:span>. </text:p>
        </text:list-item>
      </text:list>
      <text:p text:style-name="Horizontal_20_Line"/>
      <text:h text:style-name="Heading_20_3" text:outline-level="3"><text:soft-page-break/>Code Example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Problem: Comparing two floating-point results</text:span></text:p>
      <text:p text:style-name="Preformatted_20_Text"><text:span text:style-name="Source_20_Text">a = 0.1 + 0.2</text:span></text:p>
      <text:p text:style-name="Preformatted_20_Text"><text:span text:style-name="Source_20_Text">b = 0.3</text:span></text:p>
      <text:p text:style-name="Preformatted_20_Text"/>
      <text:p text:style-name="Preformatted_20_Text"><text:span text:style-name="Source_20_Text">print("a:", a)</text:span></text:p>
      <text:p text:style-name="Preformatted_20_Text"><text:span text:style-name="Source_20_Text">print("b:", b)</text:span></text:p>
      <text:p text:style-name="Preformatted_20_Text"/>
      <text:p text:style-name="Preformatted_20_Text"><text:span text:style-name="Source_20_Text"># Incorrect approach: Using ==</text:span></text:p>
      <text:p text:style-name="Preformatted_20_Text"><text:span text:style-name="Source_20_Text">print("Using == :", a == b) <text:s/># This will likely be False due to precision error</text:span></text:p>
      <text:p text:style-name="Preformatted_20_Text"/>
      <text:p text:style-name="Preformatted_20_Text"><text:span text:style-name="Source_20_Text"># Correct approach: Use abs(a - b) &lt; small number (tolerance)</text:span></text:p>
      <text:p text:style-name="Preformatted_20_Text"><text:span text:style-name="Source_20_Text">tolerance = 1e-9</text:span></text:p>
      <text:p text:style-name="Preformatted_20_Text"><text:span text:style-name="Source_20_Text">print("Using abs(a - b) &lt; 1e-9:", abs(a - b) &lt; tolerance)</text:span></text:p>
      <text:p text:style-name="P5"/>
      <text:p text:style-name="Horizontal_20_Line"/>
      <text:h text:style-name="Heading_20_3" text:outline-level="3">What’s Happening?</text:h>
      <text:h text:style-name="Heading_20_3" text:outline-level="3"><text:span text:style-name="Source_20_Text">a == b</text:span>:</text:h>
      <text:list text:style-name="L3">
        <text:list-item>
          <text:p text:style-name="P6">In Python:</text:p>
          <text:p text:style-name="P7"><text:span text:style-name="Source_20_Text">python</text:span></text:p>
          <text:p text:style-name="P7"><text:span text:style-name="Source_20_Text">CopyEdit</text:span></text:p>
          <text:p text:style-name="P7"><text:span text:style-name="Source_20_Text">0.1 + 0.2 == 0.3</text:span></text:p>
          <text:p text:style-name="P8"/>
          <text:p text:style-name="P6">is <text:span text:style-name="Source_20_Text">False</text:span> because:</text:p>
          <text:p text:style-name="P7"><text:span text:style-name="Source_20_Text">python</text:span></text:p>
          <text:p text:style-name="P7"><text:span text:style-name="Source_20_Text">CopyEdit</text:span></text:p>
          <text:p text:style-name="P7"><text:span text:style-name="Source_20_Text">0.1 + 0.2 = 0.30000000000000004</text:span></text:p>
          <text:p text:style-name="P8"/>
        </text:list-item>
      </text:list>
      <text:h text:style-name="Heading_20_3" text:outline-level="3"><text:span text:style-name="Source_20_Text">abs(a - b) &lt; 1e-9</text:span>:</text:h>
      <text:list text:style-name="L4">
        <text:list-item>
          <text:p text:style-name="P9">Checks if the difference between <text:span text:style-name="Source_20_Text">a</text:span> and <text:span text:style-name="Source_20_Text">b</text:span> is <text:span text:style-name="Strong_20_Emphasis">very small</text:span>, accounting for tiny errors. </text:p>
        </text:list-item>
      </text:list>
      <text:p text:style-name="Horizontal_20_Line"/>
      <text:h text:style-name="Heading_20_3" text:outline-level="3">Output</text:h>
      <text:p text:style-name="Preformatted_20_Text"><text:span text:style-name="Source_20_Text">text</text:span></text:p>
      <text:p text:style-name="Preformatted_20_Text"><text:span text:style-name="Source_20_Text">CopyEdit</text:span></text:p>
      <text:p text:style-name="Preformatted_20_Text"><text:span text:style-name="Source_20_Text">a: 0.30000000000000004</text:span></text:p>
      <text:p text:style-name="Preformatted_20_Text"><text:span text:style-name="Source_20_Text">b: 0.3</text:span></text:p>
      <text:p text:style-name="Preformatted_20_Text"><text:span text:style-name="Source_20_Text">Using == : False</text:span></text:p>
      <text:p text:style-name="Preformatted_20_Text"><text:span text:style-name="Source_20_Text">Using abs(a - b) &lt; 1e-9: True</text:span></text:p>
      <text:p text:style-name="P5"/>
      <text:p text:style-name="Horizontal_20_Line"/>
      <text:h text:style-name="Heading_20_3" text:outline-level="3"><text:soft-page-break/>Conclusion</text:h>
      <text:p text:style-name="Text_20_body">Always use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abs(a - b) &lt; 1e-9</text:span></text:p>
      <text:p text:style-name="P5"/>
      <text:p text:style-name="Text_20_body">to compare floats safely!</text:p>
      <text:p text:style-name="Text_20_body">Great! Let's wrap this into two <text:span text:style-name="Strong_20_Emphasis">real-world examples</text:span> using the <text:span text:style-name="Source_20_Text">abs(a - b) &lt; tolerance</text:span> pattern:</text:p>
      <text:p text:style-name="Horizontal_20_Line"/>
      <text:h text:style-name="Heading_20_2" text:outline-level="2">Example 1: Comparing Prices in a Shopping App</text:h>
      <text:p text:style-name="Text_20_body">Suppose you're building a shopping app and you want to verify if the <text:span text:style-name="Strong_20_Emphasis">user's calculated total</text:span> matches the <text:span text:style-name="Strong_20_Emphasis">system’s expected total</text:span>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re_prices_equal(user_total, system_total, tolerance=1e-9):</text:span></text:p>
      <text:p text:style-name="Preformatted_20_Text"><text:span text:style-name="Source_20_Text"><text:s text:c="4"/>return abs(user_total - system_total) &lt; tolerance</text:span></text:p>
      <text:p text:style-name="Preformatted_20_Text"/>
      <text:p text:style-name="Preformatted_20_Text"><text:span text:style-name="Source_20_Text"># Example usage:</text:span></text:p>
      <text:p text:style-name="Preformatted_20_Text"><text:span text:style-name="Source_20_Text">user_total = 0.1 + 0.2 <text:s text:c="5"/># Simulated user input</text:span></text:p>
      <text:p text:style-name="Preformatted_20_Text"><text:span text:style-name="Source_20_Text">system_total = 0.3 <text:s text:c="9"/># Backend expected total</text:span></text:p>
      <text:p text:style-name="Preformatted_20_Text"/>
      <text:p text:style-name="Preformatted_20_Text"><text:span text:style-name="Source_20_Text">if are_prices_equal(user_total, system_total):</text:span></text:p>
      <text:p text:style-name="Preformatted_20_Text"><text:span text:style-name="Source_20_Text"><text:s text:c="4"/>print(" Totals match.")</text:span></text:p>
      <text:p text:style-name="Preformatted_20_Text"><text:span text:style-name="Source_20_Text">else:</text:span></text:p>
      <text:p text:style-name="Preformatted_20_Text"><text:span text:style-name="Source_20_Text"><text:s text:c="4"/>print("Totals do not match.")</text:span></text:p>
      <text:p text:style-name="P5"/>
      <text:p text:style-name="Horizontal_20_Line"/>
      <text:h text:style-name="Heading_20_2" text:outline-level="2">Example 2: Comparing GPS Coordinates (Lat/Lon)</text:h>
      <text:p text:style-name="Text_20_body">In mapping or GPS apps, float precision matters! Let's check if a user's location matches a saved spot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re_coordinates_close(coord1, coord2, tolerance=1e-6):</text:span></text:p>
      <text:p text:style-name="Preformatted_20_Text"><text:span text:style-name="Source_20_Text"><text:s text:c="4"/>return abs(coord1 - coord2) &lt; tolerance</text:span></text:p>
      <text:p text:style-name="Preformatted_20_Text"/>
      <text:p text:style-name="Preformatted_20_Text"><text:span text:style-name="Source_20_Text"># Example usage:</text:span></text:p>
      <text:p text:style-name="Preformatted_20_Text"><text:span text:style-name="Source_20_Text"># Latitude comparison</text:span></text:p>
      <text:p text:style-name="Preformatted_20_Text"><text:span text:style-name="Source_20_Text">user_lat = 37.774929</text:span></text:p>
      <text:p text:style-name="Preformatted_20_Text"><text:span text:style-name="Source_20_Text">saved_lat = 37.774930</text:span></text:p>
      <text:p text:style-name="Preformatted_20_Text"/>
      <text:p text:style-name="Preformatted_20_Text"><text:span text:style-name="Source_20_Text">if are_coordinates_close(user_lat, saved_lat):</text:span></text:p>
      <text:p text:style-name="Preformatted_20_Text"><text:span text:style-name="Source_20_Text"><text:s text:c="4"/>print("Locations match (within tolerance).")</text:span></text:p>
      <text:p text:style-name="Preformatted_20_Text"><text:span text:style-name="Source_20_Text">else:</text:span></text:p>
      <text:p text:style-name="Preformatted_20_Text"><text:span text:style-name="Source_20_Text"><text:s text:c="4"/>print(Locations are different.")</text:span></text:p>
      <text:p text:style-name="P5"><text:soft-page-break/></text:p>
      <text:p text:style-name="Horizontal_20_Line"/>
      <text:h text:style-name="Heading_20_2" text:outline-level="2">Summary</text:h>
      <text:p text:style-name="Text_20_body">Using functions like <text:span text:style-name="Source_20_Text">are_prices_equal()</text:span> and <text:span text:style-name="Source_20_Text">are_coordinates_close()</text:span> lets you:</text:p>
      <text:list text:style-name="L5">
        <text:list-item>
          <text:p text:style-name="P10">Reuse code safely </text:p>
        </text:list-item>
        <text:list-item>
          <text:p text:style-name="P10">Avoid false mismatches due to float errors </text:p>
        </text:list-item>
        <text:list-item>
          <text:p text:style-name="P11">Improve reliability of financial, mapping, and scientific software </text:p>
        </text:list-item>
      </text:list>
      <text:p text:style-name="Horizontal_20_Line"/>
      <text:list text:style-name="L6">
        <text:list-item>
          <text:p text:style-name="P12"><text:span text:style-name="Strong_20_Emphasis">Real-World Relevance:</text:span> Emphasize data science context: summing large floats (big data) or comparing results must account for precision issues. (Quiz: “Why might a currency total in Python be off by a cent?”)</text:p>
        </text:list-item>
        <text:list-item>
          <text:p text:style-name="P12"><text:span text:style-name="Strong_20_Emphasis">Transition to Approximation:</text:span> Motivate why we need approximation: exact answers (like √2) aren’t accessible as neat floats. We need algorithms that <text:span text:style-name="Strong_20_Emphasis">“get close enough”</text:span>.</text:p>
        </text:list-item>
        <text:list-item>
          <text:p text:style-name="P12"><text:span text:style-name="Strong_20_Emphasis">Guess-and-Check Recap:</text:span> Briefly recall simple exhaustive search (from previous class): try integer guesses, check equality. Useful for perfect squares. Limitation: can’t find non-integer roots exactly (infinite possibilities)<text:a xlink:type="simple" xlink:href="https://ocw.mit.edu/courses/6-100l-introduction-to-cs-and-programming-using-python-fall-2022/mit6_100l_f22_lec05.pdf#:~:text=BETTER%20than%20GUESS,check%206.100L%20Lecture%205%2018" text:style-name="Internet_20_link" text:visited-style-name="Visited_20_Internet_20_Link">ocw.mit.edu</text:a>.</text:p>
        </text:list-item>
        <text:list-item>
          <text:p text:style-name="P12"><text:span text:style-name="Strong_20_Emphasis">Approximation Idea:</text:span> Define goal: “find an answer ‘good enough’”. Introduce <text:span text:style-name="Strong_20_Emphasis">epsilon</text:span> tolerance: find r such that |r² – x| &lt; ε <text:a xlink:type="simple" xlink:href="https://ocw.mit.edu/courses/6-100l-introduction-to-cs-and-programming-using-python-fall-2022/mit6_100l_f22_lec05.pdf#:~:text=APPROXIMATION%20%20Find%20an%20answer,within%20𝜀𝜀" text:style-name="Internet_20_link" text:visited-style-name="Visited_20_Internet_20_Link">ocw.mit.edu</text:a>. (Analogy: I’ll accept an answer within ±0.001 of the true value.)</text:p>
        </text:list-item>
        <text:list-item>
          <text:p text:style-name="P12"><text:span text:style-name="Strong_20_Emphasis">Approximation Parameters:</text:span> Explain two parameters: <text:span text:style-name="Strong_20_Emphasis">increment</text:span> (step size) and <text:span text:style-name="Strong_20_Emphasis">epsilon</text:span> (tolerance)<text:a xlink:type="simple" xlink:href="https://ocw.mit.edu/courses/6-100l-introduction-to-cs-and-programming-using-python-fall-2022/mit6_100l_f22_lec05.pdf#:~:text=APPROXIMATION%20ALGORITHM%20%20In%20this,100L%20Lecture%205" text:style-name="Internet_20_link" text:visited-style-name="Visited_20_Internet_20_Link">ocw.mit.edu</text:a>. Smaller increment ⇒ slower but finer accuracy<text:a xlink:type="simple" xlink:href="https://ocw.mit.edu/courses/6-100l-introduction-to-cs-and-programming-using-python-fall-2022/mit6_100l_f22_lec05.pdf#:~:text=%20In%20speed%20%20In,8%20x%20guess%3F%20Good%20enough" text:style-name="Internet_20_link" text:visited-style-name="Visited_20_Internet_20_Link">ocw.mit.edu</text:a>; larger epsilon ⇒ faster but rougher. Use a number line analogy (slides [20]–[21]).</text:p>
        </text:list-item>
        <text:list-item>
          <text:p text:style-name="P12"><text:span text:style-name="Strong_20_Emphasis">Algorithm (Incremental Search):</text:span> Pseudocode or slide of loop: start <text:span text:style-name="Source_20_Text">guess=0.0</text:span>; while |guess² - x| &gt;= ε: <text:span text:style-name="Source_20_Text">guess += increment</text:span>; check. Emphasize: “Like guess-and-check, but stepping by a small float instead of 1”<text:a xlink:type="simple" xlink:href="https://ocw.mit.edu/courses/6-100l-introduction-to-cs-and-programming-using-python-fall-2022/mit6_100l_f22_lec05.pdf#:~:text=APPROXIMATION%20%20Find%20an%20answer,close%20enough%20to%20actual%20answer" text:style-name="Internet_20_link" text:visited-style-name="Visited_20_Internet_20_Link">ocw.mit.edu</text:a>.</text:p>
        </text:list-item>
        <text:list-item>
          <text:p text:style-name="P12"><text:span text:style-name="Strong_20_Emphasis">Code Example (Incremental):</text:span> Show Python snippet from MIT (simplified):</text:p>
          <text:p text:style-name="P13"><text:span text:style-name="Source_20_Text">python</text:span></text:p>
          <text:p text:style-name="P13"><text:span text:style-name="Source_20_Text">CopyEdit</text:span></text:p>
          <text:p text:style-name="P13"><text:span text:style-name="Source_20_Text">x = 36</text:span></text:p>
          <text:p text:style-name="P13"><text:span text:style-name="Source_20_Text">epsilon = 0.01</text:span></text:p>
          <text:p text:style-name="P13"><text:span text:style-name="Source_20_Text">increment = 0.0001</text:span></text:p>
          <text:p text:style-name="P13"><text:span text:style-name="Source_20_Text">guess = 0.0</text:span></text:p>
          <text:p text:style-name="P13"><text:span text:style-name="Source_20_Text">num_guesses = 0</text:span></text:p>
          <text:p text:style-name="P13"><text:span text:style-name="Source_20_Text">while abs(guess**2 - x) &gt;= epsilon:</text:span></text:p>
          <text:p text:style-name="P13"><text:span text:style-name="Source_20_Text"><text:s text:c="4"/>guess += increment</text:span></text:p>
          <text:p text:style-name="P13"><text:span text:style-name="Source_20_Text"><text:s text:c="4"/>num_guesses += 1</text:span></text:p>
          <text:p text:style-name="P13"><text:span text:style-name="Source_20_Text">print(guess, "≈ √", x, "after", num_guesses, "guesses")</text:span></text:p>
          <text:p text:style-name="P14"/>
          <text:p text:style-name="P12"><text:soft-page-break/><text:span text:style-name="Strong_20_Emphasis">Quiz:</text:span> “If <text:span text:style-name="Source_20_Text">x=50</text:span>, will this always stop? What if <text:span text:style-name="Source_20_Text">guess</text:span> jumps over the sqrt?” (Discuss overshoot and infinite loop risk<text:a xlink:type="simple" xlink:href="https://ocw.mit.edu/courses/6-100l-introduction-to-cs-and-programming-using-python-fall-2022/mit6_100l_f22_lec05.pdf#:~:text=SUMMARY%20%20Floating%20point%20numbers,floats%20in%20the%20stopping%20condition" text:style-name="Internet_20_link" text:visited-style-name="Visited_20_Internet_20_Link">ocw.mit.edu</text:a>.)</text:p>
        </text:list-item>
        <text:list-item>
          <text:p text:style-name="P12"><text:span text:style-name="Strong_20_Emphasis">Incremental Observations:</text:span> Summarize issues: very slow if x is large (tens of thousands of steps)<text:a xlink:type="simple" xlink:href="https://ocw.mit.edu/courses/6-100l-introduction-to-cs-and-programming-using-python-fall-2022/mit6_100l_f22_lec05.pdf#:~:text=OBSERVATIONS%20with%20DIFFERENT%20VALUES%20for,try%3A%20%2024%20%202" text:style-name="Internet_20_link" text:visited-style-name="Visited_20_Internet_20_Link">ocw.mit.edu</text:a>. Example results: for x=36 it didn’t hit 6 exactly and took ~600,000 guesses. <text:span text:style-name="Strong_20_Emphasis">Question:</text:span> “What happens if x=2 or x=12345?” (Interactive thinking.)</text:p>
        </text:list-item>
        <text:list-item>
          <text:p text:style-name="P12"><text:span text:style-name="Strong_20_Emphasis">Improving Efficiency:</text:span> Pose question: “Can we reduce the search space?” Introduce <text:span text:style-name="Strong_20_Emphasis">bisection search</text:span> concept: exploit monotonicity of f(r)=r². Choose interval [low, high] containing the root.</text:p>
        </text:list-item>
        <text:list-item>
          <text:p text:style-name="P12"><text:span text:style-name="Strong_20_Emphasis">Bisection Algorithm:</text:span> Explain: pick <text:span text:style-name="Source_20_Text">low=0</text:span>, <text:span text:style-name="Source_20_Text">high=max(1,x)</text:span>. Compute <text:span text:style-name="Source_20_Text">mid=(low+high)/2</text:span>. If <text:span text:style-name="Source_20_Text">mid**2</text:span> &gt; x, set <text:span text:style-name="Source_20_Text">high=mid</text:span>; else <text:span text:style-name="Source_20_Text">low=mid</text:span>. Repeat until difference &lt; ε. (Analogy: binary search in a phone book <text:a xlink:type="simple" xlink:href="https://en.wikipedia.org/wiki/Bisection_method#:~:text=In%20mathematics%20%2C%20the%20bisection,3" text:style-name="Internet_20_link" text:visited-style-name="Visited_20_Internet_20_Link">en.wikipedia.org</text:a>.)</text:p>
        </text:list-item>
        <text:list-item>
          <text:p text:style-name="P12"><text:span text:style-name="Strong_20_Emphasis">Bisection Code:</text:span> Show snippet (with code comments explaining halving step). Mention faster convergence.</text:p>
        </text:list-item>
        <text:list-item>
          <text:p text:style-name="P12"><text:span text:style-name="Strong_20_Emphasis">Performance Comparison:</text:span> Illustrate (maybe as chart or output): For x=54321, incremental took thousands of loops, bisection took ~log2 scale (tens of steps). Emphasize speed vs accuracy.</text:p>
        </text:list-item>
        <text:list-item>
          <text:p text:style-name="P12"><text:span text:style-name="Strong_20_Emphasis">Quiz:</text:span> “Why can’t we use <text:span text:style-name="Source_20_Text">==</text:span> in the loop condition for these algorithms?” (Answer: because of float errors<text:a xlink:type="simple" xlink:href="https://ocw.mit.edu/courses/6-100l-introduction-to-cs-and-programming-using-python-fall-2022/mit6_100l_f22_lec05.pdf#:~:text=SUMMARY%20%20Floating%20point%20numbers,floats%20in%20the%20stopping%20condition" text:style-name="Internet_20_link" text:visited-style-name="Visited_20_Internet_20_Link">ocw.mit.edu</text:a>.) Also ask: “What is a good initial interval for negative or between 0–1 values?” (Adapt as needed.)</text:p>
        </text:list-item>
        <text:list-item>
          <text:p text:style-name="P12"><text:span text:style-name="Strong_20_Emphasis">Key Takeaways:</text:span> Summarize:</text:p>
          <text:list>
            <text:list-item>
              <text:p text:style-name="P15">Floats have limited precision; tiny errors occur<text:a xlink:type="simple" xlink:href="https://ocw.mit.edu/courses/6-100l-introduction-to-cs-and-programming-using-python-fall-2022/mit6_100l_f22_lec05.pdf#:~:text=SUMMARY%20%20Floating%20point%20numbers,floats%20in%20the%20stopping%20condition" text:style-name="Internet_20_link" text:visited-style-name="Visited_20_Internet_20_Link">ocw.mit.edu</text:a><text:a xlink:type="simple" xlink:href="https://docs.python.org/3/tutorial/floatingpoint.html#:~:text=Representation%20error%20refers%20to%20the,exact%20decimal%20number%20you%20expect" text:style-name="Internet_20_link" text:visited-style-name="Visited_20_Internet_20_Link">docs.python.org</text:a>. </text:p>
            </text:list-item>
            <text:list-item>
              <text:p text:style-name="P15">Use tolerances (ε) not equality for comparisons<text:a xlink:type="simple" xlink:href="https://ocw.mit.edu/courses/6-100l-introduction-to-cs-and-programming-using-python-fall-2022/mit6_100l_f22_lec05.pdf#:~:text=SUMMARY%20%20Floating%20point%20numbers,floats%20in%20the%20stopping%20condition" text:style-name="Internet_20_link" text:visited-style-name="Visited_20_Internet_20_Link">ocw.mit.edu</text:a><text:a xlink:type="simple" xlink:href="https://docs.python.org/3/tutorial/floatingpoint.html#:~:text=As%20that%20says%20near%20the,suffer%20a%20new%20rounding%20error" text:style-name="Internet_20_link" text:visited-style-name="Visited_20_Internet_20_Link">docs.python.org</text:a>. </text:p>
            </text:list-item>
            <text:list-item>
              <text:p text:style-name="P15">Incremental (guess-and-check with floats) is simple but slow; bisection is faster for well-behaved functions. </text:p>
            </text:list-item>
            <text:list-item>
              <text:p text:style-name="P15">Always consider real-world context: rounding (money), measurement uncertainty, etc. </text:p>
            </text:list-item>
          </text:list>
        </text:list-item>
        <text:list-item>
          <text:p text:style-name="P12"><text:span text:style-name="Strong_20_Emphasis">Resources/Next Steps:</text:span> Point to MIT OCW lecture notes and Python docs on floats for further reading<text:a xlink:type="simple" xlink:href="https://ocw.mit.edu/courses/6-100l-introduction-to-cs-and-programming-using-python-fall-2022/mit6_100l_f22_lec05.pdf#:~:text=SUMMARY%20%20Floating%20point%20numbers,floats%20in%20the%20stopping%20condition" text:style-name="Internet_20_link" text:visited-style-name="Visited_20_Internet_20_Link">ocw.mit.edu</text:a><text:a xlink:type="simple" xlink:href="https://docs.python.org/3/tutorial/floatingpoint.html#:~:text=Representation%20error%20refers%20to%20the,exact%20decimal%20number%20you%20expect" text:style-name="Internet_20_link" text:visited-style-name="Visited_20_Internet_20_Link">docs.python.org</text:a>.</text:p>
        </text:list-item>
      </text:list>
      <text:h text:style-name="Heading_20_2" text:outline-level="2">Google Colab Notebook Walkthrough</text:h>
      <text:p text:style-name="Preformatted_20_Text"><text:span text:style-name="Source_20_Text">markdown</text:span></text:p>
      <text:p text:style-name="Preformatted_20_Text"><text:span text:style-name="Source_20_Text">CopyEdit</text:span></text:p>
      <text:p text:style-name="Preformatted_20_Text"><text:span text:style-name="Source_20_Text"># Floats and Approximation Methods</text:span></text:p>
      <text:p text:style-name="Preformatted_20_Text"/>
      <text:p text:style-name="Preformatted_20_Text"><text:span text:style-name="Source_20_Text">This notebook explores floating-point behavior and approximate square root algorithms (incremental search and bisection), as inspired by MIT’s CS Introlectures:contentReference[oaicite:24]{index=24}:contentReference[oaicite:25]{index=25}. We’ll see why **0.1 + 0.2** isn’t exactly 0.3, how to compare floats, and how to find √x approximately in Python.</text:span></text:p>
      <text:p text:style-name="P5"/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Demonstration: Floating-point surprises</text:span></text:p>
      <text:p text:style-name="Preformatted_20_Text"><text:soft-page-break/><text:span text:style-name="Source_20_Text">print("0.1 + 0.2 =", 0.1 + 0.2)</text:span></text:p>
      <text:p text:style-name="Preformatted_20_Text"><text:span text:style-name="Source_20_Text">print("Is 0.1 + 0.2 == 0.3 ?", (0.1 + 0.2) == 0.3)</text:span></text:p>
      <text:p text:style-name="Preformatted_20_Text"><text:span text:style-name="Source_20_Text"># Check a binary-friendly fraction:</text:span></text:p>
      <text:p text:style-name="Preformatted_20_Text"><text:span text:style-name="Source_20_Text">x = 0.0</text:span></text:p>
      <text:p text:style-name="Preformatted_20_Text"><text:span text:style-name="Source_20_Text">for i in range(10):</text:span></text:p>
      <text:p text:style-name="Preformatted_20_Text"><text:span text:style-name="Source_20_Text"><text:s text:c="4"/>x += 0.125</text:span></text:p>
      <text:p text:style-name="Preformatted_20_Text"><text:span text:style-name="Source_20_Text">print("\\nSum of ten 0.125s:", x)</text:span></text:p>
      <text:p text:style-name="Preformatted_20_Text"><text:span text:style-name="Source_20_Text">print("Does 10 * 0.125 == 1.25?", 10 * 0.125 == 1.25)</text:span></text:p>
      <text:p text:style-name="P5"/>
      <text:p text:style-name="Preformatted_20_Text"><text:span text:style-name="Source_20_Text">markdown</text:span></text:p>
      <text:p text:style-name="Preformatted_20_Text"><text:span text:style-name="Source_20_Text">CopyEdit</text:span></text:p>
      <text:p text:style-name="Preformatted_20_Text"><text:span text:style-name="Source_20_Text">**Observation:** 0.1 + 0.2 yields a value like 0.30000000000000004, so equality to 0.3 is False. This is because **0.1** has no exact binary representation:contentReference[oaicite:26]{index=26}. By contrast, 0.125 (1/8) *can* be exact in binary, so 10×0.125 equals 1.25 exactly.</text:span></text:p>
      <text:p text:style-name="Preformatted_20_Text"/>
      <text:p text:style-name="Preformatted_20_Text"><text:span text:style-name="Source_20_Text">&gt; **Quiz:** What do you think `print(0.2 + 0.2 + 0.2 + 0.2 + 0.2)` will show? (Try modifying above code to check.)</text:span></text:p>
      <text:p text:style-name="P5"/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hecking 0.2 five times</text:span></text:p>
      <text:p text:style-name="Preformatted_20_Text"><text:span text:style-name="Source_20_Text">y = 0.0</text:span></text:p>
      <text:p text:style-name="Preformatted_20_Text"><text:span text:style-name="Source_20_Text">for _ in range(5):</text:span></text:p>
      <text:p text:style-name="Preformatted_20_Text"><text:span text:style-name="Source_20_Text"><text:s text:c="4"/>y += 0.2</text:span></text:p>
      <text:p text:style-name="Preformatted_20_Text"><text:span text:style-name="Source_20_Text">print("0.2 * 5 =", y, "| Equal to 1.0?", y == 1.0)</text:span></text:p>
      <text:p text:style-name="P5"/>
      <text:p text:style-name="Preformatted_20_Text"><text:span text:style-name="Source_20_Text">markdown</text:span></text:p>
      <text:p text:style-name="Preformatted_20_Text"><text:span text:style-name="Source_20_Text">CopyEdit</text:span></text:p>
      <text:p text:style-name="Preformatted_20_Text"><text:span text:style-name="Source_20_Text">Here we see `0.2 * 5 = 1.0` prints as True. Why? Actually, the internal sum is 0.9999999999999999 (a tiny bit off) but Python prints it as 1.0. Always remember: the printed value may hide the tiny error:contentReference[oaicite:27]{index=27}.</text:span></text:p>
      <text:p text:style-name="Preformatted_20_Text"/>
      <text:p text:style-name="Preformatted_20_Text"><text:span text:style-name="Source_20_Text">### Comparing Floats Safely</text:span></text:p>
      <text:p text:style-name="Preformatted_20_Text"><text:span text:style-name="Source_20_Text">Rather than `==`, we test if two floats are *close*:</text:span></text:p>
      <text:p text:style-name="Preformatted_20_Text"><text:span text:style-name="Source_20_Text">```python</text:span></text:p>
      <text:p text:style-name="Preformatted_20_Text"><text:span text:style-name="Source_20_Text">def floats_equal(a, b, tol=1e-9):</text:span></text:p>
      <text:p text:style-name="Preformatted_20_Text"><text:span text:style-name="Source_20_Text"><text:s text:c="4"/>return abs(a - b) &lt; tol</text:span></text:p>
      <text:p text:style-name="Preformatted_20_Text"/>
      <text:p text:style-name="Preformatted_20_Text"><text:span text:style-name="Source_20_Text">print("Using tolerance 1e-9:")</text:span></text:p>
      <text:p text:style-name="Preformatted_20_Text"><text:span text:style-name="Source_20_Text">print("0.1+0.2 ≈ 0.3 ?", floats_equal(0.1+0.2, 0.3))</text:span></text:p>
      <text:p text:style-name="Preformatted_20_Text"><text:span text:style-name="Source_20_Text">print("0.2*5 ≈ 1.0 <text:s/>?", floats_equal(y, 1.0))</text:span></text:p>
      <text:p text:style-name="P5"/>
      <text:p text:style-name="Text_20_body">This returns <text:span text:style-name="Source_20_Text">True</text:span> for both, indicating the values are within our chosen epsilon. For double-precision floats, errors are typically on the order of 2**-53 (~1e-16) per operation<text:a xlink:type="simple" xlink:href="https://docs.python.org/3/tutorial/floatingpoint.html#:~:text=As%20that%20says%20near%20the,suffer%20a%20new%20rounding%20error" text:style-name="Internet_20_link" text:visited-style-name="Visited_20_Internet_20_Link">docs.python.org</text:a>, so a tolerance like 1e-9 or 1e-12 is often safe.</text:p>
      <text:p text:style-name="Text_20_body"><text:span text:style-name="Strong_20_Emphasis">Quiz:</text:span> What might happen if we used <text:span text:style-name="Source_20_Text">==</text:span> to compare 0.1+0.2 and 0.3? (Answer: it would be False, so our code would wrongly treat them as unequal<text:a xlink:type="simple" xlink:href="https://ocw.mit.edu/courses/6-100l-introduction-to-cs-and-programming-using-python-fall-2022/mit6_100l_f22_lec05.pdf#:~:text=SUMMARY%20%20Floating%20point%20numbers,floats%20in%20the%20stopping%20condition" text:style-name="Internet_20_link" text:visited-style-name="Visited_20_Internet_20_Link">ocw.mit.edu</text:a>.)</text:p>
      <text:h text:style-name="Heading_20_3" text:outline-level="3"><text:soft-page-break/>Incremental Search for √x</text:h>
      <text:p text:style-name="Text_20_body">We’ll implement the “approximation algorithm”: start at a guess and increment by a small step until we are within ε of √x<text:a xlink:type="simple" xlink:href="https://ocw.mit.edu/courses/6-100l-introduction-to-cs-and-programming-using-python-fall-2022/mit6_100l_f22_lec05.pdf#:~:text=APPROXIMATION%20%20Find%20an%20answer,close%20enough%20to%20actual%20answer" text:style-name="Internet_20_link" text:visited-style-name="Visited_20_Internet_20_Link">ocw.mit.edu</text:a>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sqrt_approx_incremental(x, epsilon=0.01, increment=0.0001):</text:span></text:p>
      <text:p text:style-name="Preformatted_20_Text"><text:span text:style-name="Source_20_Text"><text:s text:c="4"/>"""Approximate sqrt(x) by incrementing guess until close enough."""</text:span></text:p>
      <text:p text:style-name="Preformatted_20_Text"><text:span text:style-name="Source_20_Text"><text:s text:c="4"/>guess = 0.0</text:span></text:p>
      <text:p text:style-name="Preformatted_20_Text"><text:span text:style-name="Source_20_Text"><text:s text:c="4"/>num_guesses = 0</text:span></text:p>
      <text:p text:style-name="Preformatted_20_Text"><text:span text:style-name="Source_20_Text"><text:s text:c="4"/>while abs(guess*guess - x) &gt;= epsilon:</text:span></text:p>
      <text:p text:style-name="Preformatted_20_Text"><text:span text:style-name="Source_20_Text"><text:s text:c="8"/>guess += increment</text:span></text:p>
      <text:p text:style-name="Preformatted_20_Text"><text:span text:style-name="Source_20_Text"><text:s text:c="8"/>num_guesses += 1</text:span></text:p>
      <text:p text:style-name="Preformatted_20_Text"><text:span text:style-name="Source_20_Text"><text:s text:c="8"/># Safety: if guess exceeds x (and x&gt;=1), break to avoid infinite loop</text:span></text:p>
      <text:p text:style-name="Preformatted_20_Text"><text:span text:style-name="Source_20_Text"><text:s text:c="8"/>if guess &gt; x and x &gt;= 1:</text:span></text:p>
      <text:p text:style-name="Preformatted_20_Text"><text:span text:style-name="Source_20_Text"><text:s text:c="12"/>print("Give up on x =", x)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4"/>return guess, num_guesses</text:span></text:p>
      <text:p text:style-name="Preformatted_20_Text"/>
      <text:p text:style-name="Preformatted_20_Text"><text:span text:style-name="Source_20_Text"># Test the function on a few values</text:span></text:p>
      <text:p text:style-name="Preformatted_20_Text"><text:span text:style-name="Source_20_Text">for x in [2, 24, 36, 50]:</text:span></text:p>
      <text:p text:style-name="Preformatted_20_Text"><text:span text:style-name="Source_20_Text"><text:s text:c="4"/>root, guesses = sqrt_approx_incremental(x, epsilon=0.01, increment=0.0001)</text:span></text:p>
      <text:p text:style-name="Preformatted_20_Text"><text:span text:style-name="Source_20_Text"><text:s text:c="4"/>print(f"x={x}: guess={root:.5f}, sqrt ≈ {root:.5f}, guesses={guesses}")</text:span></text:p>
      <text:p text:style-name="P5"/>
      <text:p text:style-name="Preformatted_20_Text"><text:span text:style-name="Source_20_Text">markdown</text:span></text:p>
      <text:p text:style-name="Preformatted_20_Text"><text:span text:style-name="Source_20_Text">CopyEdit</text:span></text:p>
      <text:p text:style-name="Preformatted_20_Text"><text:span text:style-name="Source_20_Text">We computed approximate square roots for 2, 24, 36, 50 with ε=0.01. Notice:</text:span></text:p>
      <text:p text:style-name="Preformatted_20_Text"/>
      <text:p text:style-name="Preformatted_20_Text"><text:span text:style-name="Source_20_Text">- For **x=2**, the loop finds a guess (~1.4142) with ~14142 steps.</text:span></text:p>
      <text:p text:style-name="Preformatted_20_Text"><text:span text:style-name="Source_20_Text">- For **x=36**, it doesn’t land exactly on 6.0 but finds ~6.0008 in ~60000 steps.</text:span></text:p>
      <text:p text:style-name="Preformatted_20_Text"><text:span text:style-name="Source_20_Text">- For **larger x (50)**, it needed even more steps (~70710) to reach ~7.071.</text:span></text:p>
      <text:p text:style-name="Preformatted_20_Text"/>
      <text:p text:style-name="Preformatted_20_Text"><text:span text:style-name="Source_20_Text">This is very slow! Reducing `increment` or `epsilon` increases accuracy but costs time. E.g., for x=54_321, we’d need millions of increments.</text:span></text:p>
      <text:p text:style-name="Preformatted_20_Text"/>
      <text:p text:style-name="Preformatted_20_Text"><text:span text:style-name="Source_20_Text">&gt; **Exercise:** Try calling `sqrt_approx_incremental(54321, 0.01, 0.00001)` and time it. Notice how slow it is.</text:span></text:p>
      <text:p text:style-name="P5"/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WARNING: This can be slow for large x or tiny increments.</text:span></text:p>
      <text:p text:style-name="Preformatted_20_Text"><text:span text:style-name="Source_20_Text"># r, g = sqrt_approx_incremental(54321, epsilon=0.01, increment=0.0001)</text:span></text:p>
      <text:p text:style-name="Preformatted_20_Text"><text:span text:style-name="Source_20_Text"># print("For x=54321:", r, "with guesses =", g)</text:span></text:p>
      <text:p text:style-name="P5"/>
      <text:p text:style-name="Preformatted_20_Text"><text:span text:style-name="Source_20_Text">markdown</text:span></text:p>
      <text:p text:style-name="Preformatted_20_Text"><text:span text:style-name="Source_20_Text">CopyEdit</text:span></text:p>
      <text:p text:style-name="Preformatted_20_Text"><text:span text:style-name="Source_20_Text">### Incremental Search Limitations</text:span></text:p>
      <text:p text:style-name="Preformatted_20_Text"><text:span text:style-name="Source_20_Text">- **Overshoot risk:** If `x &lt; 1`, starting from 0 with positive increments will never pass the true sqrt, so loop would be infinite. We’d need a different check or start.</text:span></text:p>
      <text:p text:style-name="Preformatted_20_Text"><text:span text:style-name="Source_20_Text">- **Performance:** As shown, for large `x`, loops are huge. We’re basically doing exhaustive search with very fine steps:contentReference[oaicite:31]{index=31}.</text:span></text:p>
      <text:p text:style-name="Preformatted_20_Text"/>
      <text:p text:style-name="Preformatted_20_Text"><text:soft-page-break/><text:span text:style-name="Source_20_Text">**Quiz:** Can you think of a faster way to home in on √x if we know √x is between 0 and x (for x&gt;=1)? (Hint: binary search / bisection.)</text:span></text:p>
      <text:p text:style-name="Preformatted_20_Text"/>
      <text:p text:style-name="Preformatted_20_Text"><text:span text:style-name="Source_20_Text">### Bisection Search for √x</text:span></text:p>
      <text:p text:style-name="Preformatted_20_Text"><text:span text:style-name="Source_20_Text">Bisection (binary search) cuts the search interval in half each time:contentReference[oaicite:32]{index=32}. For √x:</text:span></text:p>
      <text:p text:style-name="Preformatted_20_Text"><text:span text:style-name="Source_20_Text">1. Set `low = 0`, `high = max(1, x)` (ensuring the root is between low and high).</text:span></text:p>
      <text:p text:style-name="Preformatted_20_Text"><text:span text:style-name="Source_20_Text">2. Compute `mid = (low + high)/2`.</text:span></text:p>
      <text:p text:style-name="Preformatted_20_Text"><text:span text:style-name="Source_20_Text">3. If `mid^2 &gt; x`, then the root is below mid ⇒ set `high = mid`. Else set `low = mid`.</text:span></text:p>
      <text:p text:style-name="Preformatted_20_Text"><text:span text:style-name="Source_20_Text">4. Repeat until `|mid^2 - x| &lt; epsilon`.</text:span></text:p>
      <text:p text:style-name="Preformatted_20_Text"/>
      <text:p text:style-name="Preformatted_20_Text"><text:span text:style-name="Source_20_Text">```python</text:span></text:p>
      <text:p text:style-name="Preformatted_20_Text"><text:span text:style-name="Source_20_Text">def sqrt_bisection(x, epsilon=0.01):</text:span></text:p>
      <text:p text:style-name="Preformatted_20_Text"><text:span text:style-name="Source_20_Text"><text:s text:c="4"/>"""Approximate sqrt(x) using bisection search."""</text:span></text:p>
      <text:p text:style-name="Preformatted_20_Text"><text:span text:style-name="Source_20_Text"><text:s text:c="4"/>low, high = (0.0, max(1.0, x))</text:span></text:p>
      <text:p text:style-name="Preformatted_20_Text"><text:span text:style-name="Source_20_Text"><text:s text:c="4"/>mid = (high + low) / 2.0</text:span></text:p>
      <text:p text:style-name="Preformatted_20_Text"><text:span text:style-name="Source_20_Text"><text:s text:c="4"/>num_steps = 0</text:span></text:p>
      <text:p text:style-name="Preformatted_20_Text"><text:span text:style-name="Source_20_Text"><text:s text:c="4"/>while abs(mid*mid - x) &gt; epsilon:</text:span></text:p>
      <text:p text:style-name="Preformatted_20_Text"><text:span text:style-name="Source_20_Text"><text:s text:c="8"/># Narrow the interval</text:span></text:p>
      <text:p text:style-name="Preformatted_20_Text"><text:span text:style-name="Source_20_Text"><text:s text:c="8"/>if mid*mid &lt; x:</text:span></text:p>
      <text:p text:style-name="Preformatted_20_Text"><text:span text:style-name="Source_20_Text"><text:s text:c="12"/>low = mid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high = mid</text:span></text:p>
      <text:p text:style-name="Preformatted_20_Text"><text:span text:style-name="Source_20_Text"><text:s text:c="8"/>mid = (high + low) / 2.0</text:span></text:p>
      <text:p text:style-name="Preformatted_20_Text"><text:span text:style-name="Source_20_Text"><text:s text:c="8"/>num_steps += 1</text:span></text:p>
      <text:p text:style-name="Preformatted_20_Text"><text:span text:style-name="Source_20_Text"><text:s text:c="8"/># Safety to avoid infinite loop</text:span></text:p>
      <text:p text:style-name="Preformatted_20_Text"><text:span text:style-name="Source_20_Text"><text:s text:c="8"/>if num_steps &gt; 1000000:</text:span></text:p>
      <text:p text:style-name="Preformatted_20_Text"><text:span text:style-name="Source_20_Text"><text:s text:c="12"/>print("Bisection is not converging. Try adjusting epsilon.")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4"/>return mid, num_steps</text:span></text:p>
      <text:p text:style-name="Preformatted_20_Text"/>
      <text:p text:style-name="Preformatted_20_Text"><text:span text:style-name="Source_20_Text"># Test bisection on a large x</text:span></text:p>
      <text:p text:style-name="Preformatted_20_Text"><text:span text:style-name="Source_20_Text">root, steps = sqrt_bisection(54321, epsilon=0.01)</text:span></text:p>
      <text:p text:style-name="Preformatted_20_Text"><text:span text:style-name="Source_20_Text">print(f"Bisection: sqrt(54321) ≈ {root:.4f} in {steps} steps")</text:span></text:p>
      <text:p text:style-name="P5"/>
      <text:p text:style-name="Preformatted_20_Text"><text:span text:style-name="Source_20_Text">markdown</text:span></text:p>
      <text:p text:style-name="Preformatted_20_Text"><text:span text:style-name="Source_20_Text">CopyEdit</text:span></text:p>
      <text:p text:style-name="Preformatted_20_Text"><text:span text:style-name="Source_20_Text">We see bisection finds √54321 (~232.999) in very few steps compared to incremental’s millions.</text:span></text:p>
      <text:p text:style-name="Preformatted_20_Text"/>
      <text:p text:style-name="Preformatted_20_Text"><text:span text:style-name="Source_20_Text">**Comparing Methods:** (This small test; results will vary by `epsilon`.)</text:span></text:p>
      <text:p text:style-name="Preformatted_20_Text"><text:span text:style-name="Source_20_Text">```python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# Incremental method timing for x=54321:</text:span></text:p>
      <text:p text:style-name="Preformatted_20_Text"><text:span text:style-name="Source_20_Text">start = time.time()</text:span></text:p>
      <text:p text:style-name="Preformatted_20_Text"><text:span text:style-name="Source_20_Text">r1, g1 = sqrt_approx_incremental(54321, epsilon=0.01, increment=0.0001)</text:span></text:p>
      <text:p text:style-name="Preformatted_20_Text"><text:span text:style-name="Source_20_Text">t1 = time.time() - start</text:span></text:p>
      <text:p text:style-name="Preformatted_20_Text"/>
      <text:p text:style-name="Preformatted_20_Text"><text:span text:style-name="Source_20_Text"># Bisection method timing for x=54321:</text:span></text:p>
      <text:p text:style-name="Preformatted_20_Text"><text:span text:style-name="Source_20_Text">start = time.time()</text:span></text:p>
      <text:p text:style-name="Preformatted_20_Text"><text:span text:style-name="Source_20_Text">r2, g2 = sqrt_bisection(54321, epsilon=0.01)</text:span></text:p>
      <text:p text:style-name="Preformatted_20_Text"><text:span text:style-name="Source_20_Text">t2 = time.time() - start</text:span></text:p>
      <text:p text:style-name="Preformatted_20_Text"/>
      <text:p text:style-name="Preformatted_20_Text"><text:span text:style-name="Source_20_Text">print(f"Incremental: guess={r1:.4f}, guesses={g1}, time={t1:.4f}s")</text:span></text:p>
      <text:p text:style-name="Preformatted_20_Text"><text:span text:style-name="Source_20_Text">print(f"Bisection: <text:s text:c="2"/>guess={r2:.4f}, steps={g2}, time={t2:.4f}s")</text:span></text:p>
      <text:p text:style-name="P5"/>
      <text:p text:style-name="Text_20_body"><text:soft-page-break/>(Note: On your machine the exact times may differ, but bisection is always far faster for large ranges.)</text:p>
      <text:h text:style-name="Heading_20_3" text:outline-level="3">Exercises</text:h>
      <text:list text:style-name="L7">
        <text:list-item>
          <text:p text:style-name="P16"><text:span text:style-name="Strong_20_Emphasis">Floating-Point Prediction:</text:span> Before running code, predict the output of:</text:p>
          <text:p text:style-name="P17"><text:span text:style-name="Source_20_Text">python</text:span></text:p>
          <text:p text:style-name="P17"><text:span text:style-name="Source_20_Text">CopyEdit</text:span></text:p>
          <text:p text:style-name="P17"><text:span text:style-name="Source_20_Text">print(1.3 - 1.0 == 0.3)</text:span></text:p>
          <text:p text:style-name="P17"><text:span text:style-name="Source_20_Text">print((1.3 - 1.0) == 0.3)</text:span></text:p>
          <text:p text:style-name="P18"/>
          <text:p text:style-name="P16">Then check. Explain why the result is <text:span text:style-name="Source_20_Text">False</text:span>.</text:p>
        </text:list-item>
        <text:list-item>
          <text:p text:style-name="P16"><text:span text:style-name="Strong_20_Emphasis">Approximate Comparison:</text:span> Write a function <text:span text:style-name="Source_20_Text">is_close(a, b, eps)</text:span> that returns <text:span text:style-name="Source_20_Text">True</text:span> if <text:span text:style-name="Source_20_Text">|a-b|&lt;eps</text:span>. Use it to compare <text:span text:style-name="Source_20_Text">0.1+0.2</text:span> with <text:span text:style-name="Source_20_Text">0.3</text:span>, with <text:span text:style-name="Source_20_Text">eps=1e-9</text:span>.</text:p>
          <text:p text:style-name="P17"><text:span text:style-name="Source_20_Text">python</text:span></text:p>
          <text:p text:style-name="P17"><text:span text:style-name="Source_20_Text">CopyEdit</text:span></text:p>
          <text:p text:style-name="P17"><text:span text:style-name="Source_20_Text"># Exercise: Implement is_close function</text:span></text:p>
          <text:p text:style-name="P17"><text:span text:style-name="Source_20_Text">def is_close(a, b, eps):</text:span></text:p>
          <text:p text:style-name="P17"><text:span text:style-name="Source_20_Text"><text:s text:c="4"/>pass <text:s/># your code here</text:span></text:p>
          <text:p text:style-name="P17"/>
          <text:p text:style-name="P17"><text:span text:style-name="Source_20_Text">print(is_close(0.1+0.2, 0.3, 1e-9))</text:span></text:p>
          <text:p text:style-name="P18"/>
        </text:list-item>
        <text:list-item>
          <text:p text:style-name="P16"><text:span text:style-name="Strong_20_Emphasis">Incremental Search Implementation:</text:span> Using <text:span text:style-name="Source_20_Text">sqrt_approx_incremental</text:span> as a model, write code to approximate √5 with <text:span text:style-name="Source_20_Text">epsilon=1e-6</text:span> and <text:span text:style-name="Source_20_Text">increment=1e-6</text:span>. How many guesses does it take? What is the result?</text:p>
        </text:list-item>
        <text:list-item>
          <text:p text:style-name="P16"><text:span text:style-name="Strong_20_Emphasis">Bisection Search Implementation:</text:span> Modify or use <text:span text:style-name="Source_20_Text">sqrt_bisection</text:span> to find √2 with <text:span text:style-name="Source_20_Text">epsilon=1e-6</text:span>. How many steps does it take? Verify that the result squared is within ε of 2.</text:p>
        </text:list-item>
        <text:list-item>
          <text:p text:style-name="P16"><text:span text:style-name="Strong_20_Emphasis">Parameter Effects:</text:span> Experiment: For x=1000000 (one million), compare the number of iterations of incremental vs bisection:</text:p>
          <text:list>
            <text:list-item>
              <text:p text:style-name="P16">Set ε=0.01, increment=0.001 for incremental.</text:p>
            </text:list-item>
            <text:list-item>
              <text:p text:style-name="P16">Report guesses/steps and times.</text:p>
              <text:p text:style-name="P16">Reflect: How do <text:span text:style-name="Source_20_Text">ε</text:span> and <text:span text:style-name="Source_20_Text">increment</text:span> affect speed and accuracy for incremental? How does changing <text:span text:style-name="Source_20_Text">ε</text:span> affect bisection steps?</text:p>
            </text:list-item>
          </text:list>
          <text:p text:style-name="P17"><text:span text:style-name="Source_20_Text">python</text:span></text:p>
          <text:p text:style-name="P17"><text:span text:style-name="Source_20_Text">CopyEdit</text:span></text:p>
          <text:p text:style-name="P17"><text:span text:style-name="Source_20_Text"># Example setup (you can adjust parameters for experimentation)</text:span></text:p>
          <text:p text:style-name="P17"><text:span text:style-name="Source_20_Text">x = 1e6</text:span></text:p>
          <text:p text:style-name="P17"><text:span text:style-name="Source_20_Text">eps = 0.01</text:span></text:p>
          <text:p text:style-name="P17"/>
          <text:p text:style-name="P17"><text:span text:style-name="Source_20_Text"># Incremental:</text:span></text:p>
          <text:p text:style-name="P17"><text:span text:style-name="Source_20_Text">guess, gnum = sqrt_approx_incremental(x, epsilon=eps, increment=0.001)</text:span></text:p>
          <text:p text:style-name="P17"><text:span text:style-name="Source_20_Text">print("Incremental guesses:", gnum)</text:span></text:p>
          <text:p text:style-name="P17"/>
          <text:p text:style-name="P17"><text:span text:style-name="Source_20_Text"># Bisection:</text:span></text:p>
          <text:p text:style-name="P17"><text:span text:style-name="Source_20_Text">root, steps = sqrt_bisection(x, epsilon=eps)</text:span></text:p>
          <text:p text:style-name="P17"><text:soft-page-break/><text:span text:style-name="Source_20_Text">print("Bisection steps:", steps)</text:span></text:p>
          <text:p text:style-name="P18"/>
        </text:list-item>
      </text:list>
      <text:p text:style-name="Preformatted_20_Text"><text:span text:style-name="Source_20_Text">markdown</text:span></text:p>
      <text:p text:style-name="Preformatted_20_Text"><text:span text:style-name="Source_20_Text">CopyEdit</text:span></text:p>
      <text:p text:style-name="Preformatted_20_Text"><text:span text:style-name="Source_20_Text">## Printable Worksheet</text:span></text:p>
      <text:p text:style-name="Preformatted_20_Text"/>
      <text:p text:style-name="Preformatted_20_Text"><text:span text:style-name="Source_20_Text">**Floats &amp; Approximation – Exercises and Key Points**</text:span></text:p>
      <text:p text:style-name="Preformatted_20_Text"/>
      <text:p text:style-name="Preformatted_20_Text"><text:span text:style-name="Source_20_Text">1. **Concept Check:** Explain in your own words why `0.1 + 0.2` in Python does *not* exactly equal `0.3`. (Hint: base-2 representation issues:contentReference[oaicite:33]{index=33}.)</text:span></text:p>
      <text:p text:style-name="Preformatted_20_Text"/>
      <text:p text:style-name="Preformatted_20_Text"><text:span text:style-name="Source_20_Text">2. **Demonstration:** Compute the value of `0.1 + 0.2` in Python and observe the result. How would you correctly check equality of two floats in code?</text:span></text:p>
      <text:p text:style-name="Preformatted_20_Text"/>
      <text:p text:style-name="Preformatted_20_Text"><text:span text:style-name="Source_20_Text">3. **Tolerance Function:** Write a short pseudocode or Python function that takes floats `a`, `b` and returns *True* if they differ by less than a given ε (epsilon). Why is this method preferred over `==` when comparing floats?</text:span></text:p>
      <text:p text:style-name="Preformatted_20_Text"/>
      <text:p text:style-name="Preformatted_20_Text"><text:span text:style-name="Source_20_Text">4. **Incremental Algorithm (Theory):** Suppose you want to approximate √x. Outline the **incremental (guess-and-check)** algorithm:</text:span></text:p>
      <text:p text:style-name="Preformatted_20_Text"><text:span text:style-name="Source_20_Text"><text:s text:c="3"/>- Initialize `guess = 0`.</text:span></text:p>
      <text:p text:style-name="Preformatted_20_Text"><text:span text:style-name="Source_20_Text"><text:s text:c="3"/>- Repeatedly add a small **increment** to `guess`.</text:span></text:p>
      <text:p text:style-name="Preformatted_20_Text"><text:span text:style-name="Source_20_Text"><text:s text:c="3"/>- Stop when `guess²` is within **epsilon** of x (i.e., |guess² - x| &lt; ε).</text:span></text:p>
      <text:p text:style-name="Preformatted_20_Text"><text:span text:style-name="Source_20_Text"><text:s text:c="3"/>What are the two parameters of this algorithm, and how do they affect the result’s accuracy and the runtime?</text:span></text:p>
      <text:p text:style-name="Preformatted_20_Text"/>
      <text:p text:style-name="Preformatted_20_Text"><text:span text:style-name="Source_20_Text">5. **Incremental Search Practice:** Using ε = 0.01 and increment = 0.001, estimate √50 by hand or with pseudocode. (You may stop when guess² ≈ 50 within 0.01.) Approximately how many increments does this take? Check your reasoning with a quick code run if possible.</text:span></text:p>
      <text:p text:style-name="Preformatted_20_Text"/>
      <text:p text:style-name="Preformatted_20_Text"><text:span text:style-name="Source_20_Text">6. **Bisection Algorithm (Theory):** Describe the **bisection search** method for √x. In particular, if `x &gt; 1`, you can start with `low = 0` and `high = x`. Explain why the square root lies between these. Describe how you update `low` and `high` each step.</text:span></text:p>
      <text:p text:style-name="Preformatted_20_Text"/>
      <text:p text:style-name="Preformatted_20_Text"><text:span text:style-name="Source_20_Text">7. **Bisection Practice:** If you apply bisection search to find √50 with ε = 0.01, what are your first two midpoints? (Calculate `(0 + 50)/2 = 25`, then check 25² vs 50 to decide next interval.)</text:span></text:p>
      <text:p text:style-name="Preformatted_20_Text"/>
      <text:p text:style-name="Preformatted_20_Text"><text:span text:style-name="Source_20_Text">8. **Comparing Methods:** List advantages and disadvantages of Incremental vs Bisection methods for finding √x. Consider:</text:span></text:p>
      <text:p text:style-name="Preformatted_20_Text"><text:span text:style-name="Source_20_Text"><text:s text:c="3"/>- Speed (number of steps)</text:span></text:p>
      <text:p text:style-name="Preformatted_20_Text"><text:span text:style-name="Source_20_Text"><text:s text:c="3"/>- Simplicity of implementation</text:span></text:p>
      <text:p text:style-name="Preformatted_20_Text"><text:span text:style-name="Source_20_Text"><text:s text:c="3"/>- Situations where each might fail or be inefficient.</text:span></text:p>
      <text:p text:style-name="Preformatted_20_Text"/>
      <text:p text:style-name="Preformatted_20_Text"><text:span text:style-name="Source_20_Text">9. **Real-World Analogy:** Give a real-world scenario where floating-point rounding matters. (Example: financial sums in dollars/cents, or repeated measurement in a lab.) How would you mitigate errors in that scenario?</text:span></text:p>
      <text:p text:style-name="Preformatted_20_Text"/>
      <text:p text:style-name="Preformatted_20_Text"><text:span text:style-name="Source_20_Text">10. **Key Takeaways:** Summarize the main points you learned about floats and approximation methods:</text:span></text:p>
      <text:p text:style-name="Preformatted_20_Text"><text:span text:style-name="Source_20_Text"><text:s text:c="4"/>- Why floating-point comparisons need tolerances:contentReference[oaicite:34]{index=34}.</text:span></text:p>
      <text:p text:style-name="Preformatted_20_Text"><text:span text:style-name="Source_20_Text"><text:s text:c="4"/>- The concept of "good enough" answers using ε (epsilon):contentReference[oaicite:35]{index=35}.</text:span></text:p>
      <text:p text:style-name="Preformatted_20_Text"><text:soft-page-break/><text:span text:style-name="Source_20_Text"><text:s text:c="4"/>- How **binary search (bisection)** efficiently narrows an interval:contentReference[oaicite:36]{index=36}.</text:span></text:p>
      <text:p text:style-name="Preformatted_20_Text"/>
      <text:p text:style-name="Preformatted_20_Text"><text:span text:style-name="Source_20_Text">**Answers &amp; Model Solutions:** (For instructor reference)</text:span></text:p>
      <text:p text:style-name="Preformatted_20_Text"><text:span text:style-name="Source_20_Text">- *Q1:* Because 0.1 has no exact binary representation, the sum is 0.30000000000000004 in binary, so equality fails:contentReference[oaicite:37]{index=37}.</text:span></text:p>
      <text:p text:style-name="Preformatted_20_Text"><text:span text:style-name="Source_20_Text">- *Q2:* Python prints `0.1 + 0.2 = 0.30000000000000004`. Use `abs(a - b) &lt; ε` instead of `==` to compare.</text:span></text:p>
      <text:p text:style-name="Preformatted_20_Text"><text:span text:style-name="Source_20_Text">- *Q3:* Example: `is_close(a,b,ε): return abs(a-b)&lt;ε`. This accounts for tiny rounding errors:contentReference[oaicite:38]{index=38}.</text:span></text:p>
      <text:p text:style-name="Preformatted_20_Text"><text:span text:style-name="Source_20_Text">- *Q4:* Parameters: **increment** (controls step size) and **epsilon** (tolerance). Smaller ε means more accuracy (closer to true sqrt), but more loops. Smaller increment also increases accuracy but slows the loop.</text:span></text:p>
      <text:p text:style-name="Preformatted_20_Text"><text:span text:style-name="Source_20_Text">- *Q5:* With ε=0.01, increments=0.001 for x=50, it takes about 7070 steps (since √50≈7.07 and 7.07/0.001≈7070). (Students can verify by code.)</text:span></text:p>
      <text:p text:style-name="Preformatted_20_Text"><text:span text:style-name="Source_20_Text">- *Q6:* Because √x grows from 0 up to x (for x&gt;1). Bisection halves the interval [low, high] each time and chooses the half containing the root. Always converges if f(r) is monotonic.</text:span></text:p>
      <text:p text:style-name="Preformatted_20_Text"><text:span text:style-name="Source_20_Text">- *Q7:* First midpoint = 25. Since 25²=625 &gt; 50, set new interval [0,25]. Next midpoint = 12.5 (since 12.5²=156.25&gt;50, then [0,12.5], etc.).</text:span></text:p>
      <text:p text:style-name="Preformatted_20_Text"><text:span text:style-name="Source_20_Text">- *Q8:* Incremental is easy but slow (O(x/increment) steps). Bisection is faster (O(log(x/ε))) but slightly more logic to implement. Incremental can fail if guess jumps past target; bisection always converges if function is monotonic.</text:span></text:p>
      <text:p text:style-name="Preformatted_20_Text"><text:span text:style-name="Source_20_Text">- *Q9:* (Sample answer): Summing money: if you add $0.10 + $0.20 in floats, you might not get exactly $0.30, causing billing errors. Solution: use integer cents or the `decimal` module for exact decimal arithmetic.</text:span></text:p>
      <text:p text:style-name="Preformatted_20_Text"><text:span text:style-name="Source_20_Text">- *Q10:* Floating-point arithmetic has tiny errors:contentReference[oaicite:39]{index=39}; don’t use `==` on floats. Use ε (“epsilon”) to allow a small difference:contentReference[oaicite:40]{index=40}. Bisection search halves the range each time to quickly approximate roots:contentReference[oaicite:41]{index=41}.</text:span></text:p>
      <text:p text:style-name="P5"/>
      <text:p text:style-name="Text_20_body">Source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1:16:18.953360407</meta:creation-date>
    <dc:date>2025-06-13T11:20:08.246413902</dc:date>
    <meta:editing-duration>PT3M50S</meta:editing-duration>
    <meta:editing-cycles>1</meta:editing-cycles>
    <meta:generator>LibreOffice/24.8.7.2$Linux_X86_64 LibreOffice_project/480$Build-2</meta:generator>
    <meta:document-statistic meta:table-count="0" meta:image-count="0" meta:object-count="0" meta:page-count="11" meta:paragraph-count="311" meta:word-count="2935" meta:character-count="19681" meta:non-whitespace-character-count="16783"/>
  </office:meta>
</office:document-meta>
</file>